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Przyjacielu,</text:span><text:span text:style-name="T1"><text:line-break/></text:span><text:span text:style-name="T1">chcę zostać z Tobą,</text:span><text:span text:style-name="T1"><text:line-break/></text:span><text:span text:style-name="T1">przy Tobie chcę być</text:span><text:span text:style-name="T1"><text:line-break/></text:span><text:span text:style-name="T1">i nie trzeba,</text:span><text:span text:style-name="T1"><text:line-break/></text:span><text:span text:style-name="T1">byś mówił coś,</text:span><text:span text:style-name="T1"><text:line-break/></text:span><text:span text:style-name="T1">wystarczy, byś był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Bo nie ma</text:span><text:span text:style-name="T1"><text:line-break/></text:span><text:span text:style-name="T1">większej miłości niż ta,</text:span><text:span text:style-name="T1"><text:line-break/></text:span><text:span text:style-name="T1">Gdy ktoś życie oddaje</text:span><text:span text:style-name="T1"><text:line-break/></text:span><text:span text:style-name="T1">bym ja mógł żyć. /x2</text:span><text:span text:style-name="T1"><text:line-break/></text:span><text:span text:style-name="T1">Bo nie ma</text:span><text:span text:style-name="T1"><text:line-break/></text:span><text:span text:style-name="T1">większej miłości niż</text:span><text:span text:style-name="T1"><text:line-break/></text:span><text:span text:style-name="T1">t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3cm" presentation:class="title" presentation:user-transformed="true">
          <draw:text-box>
            <text:p text:style-name="P1"><text:span text:style-name="T1">Chcę być z Tobą,</text:span><text:span text:style-name="T1"><text:line-break/></text:span><text:span text:style-name="T1">gdy jest mi dobrze</text:span><text:span text:style-name="T1"><text:line-break/></text:span><text:span text:style-name="T1">i kiedy mi źle,</text:span><text:span text:style-name="T1"><text:line-break/></text:span><text:span text:style-name="T1">Przyjacielu,</text:span><text:span text:style-name="T1"><text:line-break/></text:span><text:span text:style-name="T1">otwieram przed Tobą</text:span><text:span text:style-name="T1"><text:line-break/></text:span><text:span text:style-name="T1">serce me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3cm" presentation:class="title" presentation:user-transformed="true">
          <draw:text-box>
            <text:p text:style-name="P1"><text:span text:style-name="T1">Chcę być z Tobą,</text:span><text:span text:style-name="T1"><text:line-break/></text:span><text:span text:style-name="T1">gdy jest mi dobrze</text:span><text:span text:style-name="T1"><text:line-break/></text:span><text:span text:style-name="T1">i kiedy mi źle,</text:span><text:span text:style-name="T1"><text:line-break/></text:span><text:span text:style-name="T1">Przyjacielu,</text:span><text:span text:style-name="T1"><text:line-break/></text:span><text:span text:style-name="T1">otwieram przed Tobą</text:span><text:span text:style-name="T1"><text:line-break/></text:span><text:span text:style-name="T1">serce me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Bo nie ma</text:span><text:span text:style-name="T1"><text:line-break/></text:span><text:span text:style-name="T1">większej miłości niż ta,</text:span><text:span text:style-name="T1"><text:line-break/></text:span><text:span text:style-name="T1">Gdy ktoś życie oddaje</text:span><text:span text:style-name="T1"><text:line-break/></text:span><text:span text:style-name="T1">bym ja mógł żyć. /x2</text:span><text:span text:style-name="T1"><text:line-break/></text:span><text:span text:style-name="T1">Bo nie ma</text:span><text:span text:style-name="T1"><text:line-break/></text:span><text:span text:style-name="T1">większej miłości niż</text:span><text:span text:style-name="T1"><text:line-break/></text:span><text:span text:style-name="T1">t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meta:creation-date>2006-06-07T17:12:39</meta:creation-date>
    <dc:date>2016-07-18T20:59:42.76</dc:date>
    <dc:language>pl-PL</dc:language>
    <meta:editing-cycles>16</meta:editing-cycles>
    <meta:editing-duration>PT1H20M54S</meta:editing-duration>
    <dc:creator>Woda Życia</dc:creator>
    <meta:document-statistic meta:object-count="36"/>
    <meta:user-defined meta:name="Info 1"/>
    <meta:user-defined meta:name="Info 2"/>
    <meta:user-defined meta:name="Info 3"/>
    <meta:user-defined meta:name="Info 4"/>
  </office:meta>
</office:document-meta>
</file>